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4346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4201in"/>
    </style:style>
    <style:style style:name="co13" style:family="table-column">
      <style:table-column-properties fo:break-before="auto" style:column-width="2.0693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7917in"/>
    </style:style>
    <style:style style:name="co19" style:family="table-column">
      <style:table-column-properties fo:break-before="auto" style:column-width="0.7543in"/>
    </style:style>
    <style:style style:name="co20" style:family="table-column">
      <style:table-column-properties fo:break-before="auto" style:column-width="1.7634in"/>
    </style:style>
    <style:style style:name="co21" style:family="table-column">
      <style:table-column-properties fo:break-before="auto" style:column-width="2.281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  <style:text-properties fo:color="#2323dc"/>
    </style:style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11">
      <style:table-cell-properties fo:background-color="transparent"/>
      <style:text-properties fo:color="#ff00ff"/>
    </style:style>
    <style:style style:name="ce5" style:family="table-cell" style:parent-style-name="Default" style:data-style-name="N11">
      <style:table-cell-properties fo:background-color="transparent"/>
      <style:text-properties fo:color="#0047ff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 vs 11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11" table:default-cell-style-name="ce1"/>
        <table:table-column table:style-name="co12" table:default-cell-style-name="ce1"/>
        <table:table-column table:style-name="co3" table:default-cell-style-name="ce3"/>
        <table:table-column table:style-name="co10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table:style-name="ce2"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2]/[.C2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2]/[.E2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]/[.H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]/[.J2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3]/[.C3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]/[.E3]" office:value-type="percentage" office:value="0.00455927051671732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G3]/[.H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]/[.J3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]/[.C4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]/[.E4]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G4]/[.H4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]/[.J4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2" table:formula="of:=[.B5]/[.C5]" office:value-type="percentage" office:value="0.675675675675676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4" table:formula="of:=[.B5]/[.E5]" office:value-type="percentage" office:value="0.0759878419452888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table:formula="of:=[.G5]/[.H5]" office:value-type="percentage" office:value="0.77777777777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4" table:formula="of:=[.G5]/[.J5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6]/[.C6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6]/[.E6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[.G6]/[.H6]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4" table:formula="of:=[.G6]/[.J6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7]/[.C7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7]/[.E7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[.G7]/[.H7]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7]/[.J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8]/[.C8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8]/[.E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8]/[.H8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8]/[.J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B9]/[.C9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9]/[.E9]" office:value-type="percentage" office:value="0.013677811550152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G9]/[.H9]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9]/[.J9]" office:value-type="percentage" office:value="0.0526315789473684" calcext:value-type="percentage">
            <text:p>5.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10]/[.C10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0]/[.E10]" office:value-type="percentage" office:value="0.00455927051671732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table:formula="of:=[.G10]/[.H10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0]/[.J10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[.B11]/[.C11]" office:value-type="percentage" office:value="0.88888888888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1]/[.E1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11]/[.H11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11]/[.J11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2" table:formula="of:=[.B12]/[.C12]" office:value-type="percentage" office:value="0.887005649717514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2]/[.E12]" office:value-type="percentage" office:value="0.238601823708207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2" table:formula="of:=[.G12]/[.H12]" office:value-type="percentage" office:value="0.658227848101266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2]/[.J12]" office:value-type="percentage" office:value="0.114035087719298" calcext:value-type="percentage">
            <text:p>11.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13]/[.C13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13]/[.E13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2" table:formula="of:=[.G13]/[.H13]" office:value-type="percentage" office:value="0.517241379310345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3]/[.J13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2" table:formula="of:=[.B14]/[.C14]" office:value-type="percentage" office:value="0.715025906735751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4]/[.E14]" office:value-type="percentage" office:value="0.2097264437689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14]/[.H14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14]/[.J1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15]/[.C15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5]/[.E15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15]/[.H15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5]/[.J15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16]/[.C16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16]/[.E16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table:formula="of:=[.G16]/[.H16]" office:value-type="percentage" office:value="0.818181818181818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6]/[.J16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table:formula="of:=[.B17]/[.C17]" office:value-type="percentage" office:value="0.787878787878788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7]/[.E17]" office:value-type="percentage" office:value="0.0395136778115502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2" table:formula="of:=[.G17]/[.H17]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7]/[.J17]" office:value-type="percentage" office:value="0.173245614035088" calcext:value-type="percentage">
            <text:p>17.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18]/[.C18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8]/[.E1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18]/[.H18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18]/[.J1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B19]/[.C19]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9]/[.E19]" office:value-type="percentage" office:value="0.00455927051671732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19]/[.H19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19]/[.J1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20]/[.C20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20]/[.E20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0]/[.H20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0]/[.J2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21]/[.C21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21]/[.E21]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2" table:formula="of:=[.G21]/[.H21]" office:value-type="percentage" office:value="0.671232876712329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4" table:formula="of:=[.G21]/[.J21]" office:value-type="percentage" office:value="0.214912280701754" calcext:value-type="percentage">
            <text:p>21.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B22]/[.C22]" office:value-type="percentage" office:value="0.882352941176471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4" table:formula="of:=[.B22]/[.E22]" office:value-type="percentage" office:value="0.0227963525835866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table:formula="of:=[.G22]/[.H22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2]/[.J22]" office:value-type="percentage" office:value="0.0263157894736842" calcext:value-type="percentage">
            <text:p>2.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23]/[.C23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23]/[.E23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[.G23]/[.H23]" office:value-type="percentage" office:value="0.571428571428571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4" table:formula="of:=[.G23]/[.J23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2" table:formula="of:=[.B24]/[.C24]" office:value-type="percentage" office:value="0.780487804878049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4" table:formula="of:=[.B24]/[.E24]" office:value-type="percentage" office:value="0.0486322188449848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2" table:formula="of:=[.G24]/[.H24]" office:value-type="percentage" office:value="0.645833333333333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4" table:formula="of:=[.G24]/[.J24]" office:value-type="percentage" office:value="0.0679824561403509" calcext:value-type="percentage">
            <text:p>6.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2" table:formula="of:=[.B25]/[.C25]" office:value-type="percentage" office:value="0.93103448275862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5]/[.E25]" office:value-type="percentage" office:value="0.0410334346504559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table:formula="of:=[.G25]/[.H25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5]/[.J25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" table:formula="of:=[.B26]/[.C26]" office:value-type="percentage" office:value="0.642857142857143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4" table:formula="of:=[.B26]/[.E26]" office:value-type="percentage" office:value="0.013677811550152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6]/[.H26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6]/[.J26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27]/[.C27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7]/[.E27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27]/[.H27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7]/[.J27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28]/[.C28]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8]/[.E28]" office:value-type="percentage" office:value="0.00455927051671732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28]/[.H28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8]/[.J28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B29]/[.C29]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9]/[.E29]" office:value-type="percentage" office:value="0.0106382978723404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29]/[.H29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29]/[.J2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table:formula="of:=[.B30]/[.C30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0]/[.E30]" office:value-type="percentage" office:value="0.00303951367781155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G30]/[.H30]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0]/[.J30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B31]/[.C31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1]/[.E3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table:formula="of:=[.G31]/[.H31]" office:value-type="percentage" office:value="0.833333333333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31]/[.J31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table:formula="of:=[.B32]/[.C32]" office:value-type="percentage" office:value="0.947368421052632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4" table:formula="of:=[.B32]/[.E32]" office:value-type="percentage" office:value="0.0273556231003039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32]/[.H32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2]/[.J32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33]/[.C33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3]/[.E33]" office:value-type="percentage" office:value="0.00151975683890578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G33]/[.H33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3]/[.J33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B34]/[.C34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4]/[.E34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4]/[.H34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4]/[.J34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35]/[.C35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35]/[.E35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G35]/[.H35]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5]/[.J35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[.B36]/[.C36]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6]/[.E36]" office:value-type="percentage" office:value="0.006079027355623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6]/[.H36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6]/[.J3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37]/[.C37]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7]/[.E37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G37]/[.H37]" office:value-type="string" office:string-value="" calcext:value-type="error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4" table:formula="of:=[.G37]/[.J3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B38]/[.C38]" office:value-type="percentage" office:value="0.66666666666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4" table:formula="of:=[.B38]/[.E38]" office:value-type="percentage" office:value="0.00303951367781155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table:formula="of:=[.G38]/[.H38]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8]/[.J38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B39]/[.C39]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9]/[.E39]" office:value-type="percentage" office:value="0.00759878419452888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table:formula="of:=[.G39]/[.H39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9]/[.J39]" office:value-type="percentage" office:value="0.0109649122807018" calcext:value-type="percentage">
            <text:p>1.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table:formula="of:=[.B40]/[.C40]" office:value-type="percentage" office:value="0.782608695652174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4" table:formula="of:=[.B40]/[.E40]" office:value-type="percentage" office:value="0.0273556231003039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table:formula="of:=[.G40]/[.H40]" office:value-type="percentage" office:value="0.66666666666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4" table:formula="of:=[.G40]/[.J40]" office:value-type="percentage" office:value="0.0482456140350877" calcext:value-type="percentage">
            <text:p>4.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B41]/[.C41]" office:value-type="string" office:string-value="" calcext:value-type="error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4" table:formula="of:=[.B41]/[.E4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G41]/[.H41]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1]/[.J41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2" table:formula="of:=[.B42]/[.C42]" office:value-type="percentage" office:value="0.7629629629629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2]/[.E42]" office:value-type="percentage" office:value="0.15653495440729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table:formula="of:=[.G42]/[.H42]" office:value-type="percentage" office:value="0.882352941176471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4" table:formula="of:=[.G42]/[.J42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am 12 vs 11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17" table:default-cell-style-name="ce1"/>
        <table:table-column table:style-name="co18" table:default-cell-style-name="ce1"/>
        <table:table-column table:style-name="co3" table:default-cell-style-name="ce3"/>
        <table:table-column table:style-name="co16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Team-12-valid</text:p>
          </table:table-cell>
          <table:table-cell office:value-type="string" calcext:value-type="string">
            <text:p>Team-12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Team-11-valid</text:p>
          </table:table-cell>
          <table:table-cell office:value-type="string" calcext:value-type="string">
            <text:p>Team-11-all</text:p>
          </table:table-cell>
          <table:table-cell table:style-name="ce5"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2]/[.C2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2]/[.E2]" office:value-type="percentage" office:value="0.0165289256198347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]/[.H2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]/[.J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]/[.C3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]/[.E3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3]/[.H3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]/[.J3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table:formula="of:=[.B4]/[.C4]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4" table:formula="of:=[.B4]/[.E4]" office:value-type="percentage" office:value="0.0247933884297521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4]/[.H4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4]/[.J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5]/[.C5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5]/[.E5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5]/[.H5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5]/[.J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B6]/[.C6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6]/[.E6]" office:value-type="percentage" office:value="0.0165289256198347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6]/[.H6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6]/[.J6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7]/[.C7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7]/[.E7]" office:value-type="percentage" office:value="0.0165289256198347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7]/[.H7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7]/[.J7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8]/[.C8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8]/[.E8]" office:value-type="percentage" office:value="0.0247933884297521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table:formula="of:=[.G8]/[.H8]" office:value-type="percentage" office:value="0.571428571428571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4" table:formula="of:=[.G8]/[.J8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table:formula="of:=[.B9]/[.C9]" office:value-type="percentage" office:value="0.939393939393939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4" table:formula="of:=[.B9]/[.E9]" office:value-type="percentage" office:value="0.256198347107438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table:formula="of:=[.G9]/[.H9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9]/[.J9]" office:value-type="percentage" office:value="0.163265306122449" calcext:value-type="percentage">
            <text:p>16.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0]/[.C10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10]/[.E10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G10]/[.H10]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0]/[.J10]" office:value-type="percentage" office:value="0.0612244897959184" calcext:value-type="percentage">
            <text:p>6.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5" table:formula="of:=[.B11]/[.C11]" office:value-type="percentage" office:value="0.615384615384615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4" table:formula="of:=[.B11]/[.E11]" office:value-type="percentage" office:value="0.26446280991735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1]/[.H11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1]/[.J1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12]/[.C12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2]/[.E12]" office:value-type="percentage" office:value="0.00826446280991736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12]/[.H12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2]/[.J12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13]/[.C13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3]/[.E1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13]/[.H13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13]/[.J1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4]/[.C14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14]/[.E14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4]/[.H14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4]/[.J14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15]/[.C15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5]/[.E15]" office:value-type="percentage" office:value="0.0413223140495868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table:formula="of:=[.G15]/[.H15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5]/[.J15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6]/[.C16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16]/[.E16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6]/[.H16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6]/[.J16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B17]/[.C17]" office:value-type="percentage" office:value="0.714285714285714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7]/[.E17]" office:value-type="percentage" office:value="0.0413223140495868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table:formula="of:=[.G17]/[.H17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7]/[.J17]" office:value-type="percentage" office:value="0.122448979591837" calcext:value-type="percentage">
            <text:p>12.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[.B18]/[.C18]" office:value-type="percentage" office:value="0.833333333333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8]/[.E18]" office:value-type="percentage" office:value="0.0413223140495868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table:formula="of:=[.G18]/[.H18]" office:value-type="percentage" office:value="0.714285714285714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4" table:formula="of:=[.G18]/[.J18]" office:value-type="percentage" office:value="0.102040816326531" calcext:value-type="percentage">
            <text:p>10.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19]/[.C19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9]/[.E19]" office:value-type="percentage" office:value="0.00826446280991736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9]/[.H19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9]/[.J19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B20]/[.C20]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0]/[.E20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0]/[.H20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0]/[.J2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B21]/[.C21]" office:value-type="percentage" office:value="0.66666666666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21]/[.E21]" office:value-type="percentage" office:value="0.0165289256198347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[.G21]/[.H21]" office:value-type="percentage" office:value="0.66666666666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21]/[.J21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table:formula="of:=[.B22]/[.C22]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2]/[.E22]" office:value-type="percentage" office:value="0.0330578512396694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2]/[.H22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2]/[.J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3]/[.C23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3]/[.E2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3]/[.H23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3]/[.J2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formula="of:=[.B24]/[.C24]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4]/[.E24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4]/[.H24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4]/[.J2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5]/[.C25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5]/[.E25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5]/[.H25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5]/[.J25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6]/[.C26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6]/[.E26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6]/[.H26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6]/[.J2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B27]/[.C27]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7]/[.E27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G27]/[.H27]" office:value-type="string" office:string-value="" calcext:value-type="error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4" table:formula="of:=[.G27]/[.J2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8]/[.C28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28]/[.E28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8]/[.H28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8]/[.J28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table:formula="of:=[.B29]/[.C29]" office:value-type="percentage" office:value="0.33333333333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29]/[.E29]" office:value-type="percentage" office:value="0.00826446280991736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G29]/[.H29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9]/[.J29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0]/[.C30]" office:value-type="string" office:string-value="" calcext:value-type="error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4" table:formula="of:=[.B30]/[.E3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[.G30]/[.H30]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0]/[.J30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table:formula="of:=[.B31]/[.C31]" office:value-type="percentage" office:value="0.894736842105263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4" table:formula="of:=[.B31]/[.E31]" office:value-type="percentage" office:value="0.14049586776859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1]/[.H31]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1]/[.J31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-scenario" table:style-name="ta1">
        <table:table-column table:style-name="co19" table:default-cell-style-name="ce1"/>
        <table:table-column table:style-name="co20" table:default-cell-style-name="ce1"/>
        <table:table-column table:style-name="co2" table:number-columns-repeated="1022" table:default-cell-style-name="ce1"/>
        <table:table-row table:style-name="ro3">
          <table:table-cell office:value-type="string" calcext:value-type="string">
            <text:p>taking the opportunity of quality metrics investigation, we would like to get as much data as we could to calc the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1. 11sp3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2. sled12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 11vs12</text:p>
          </table:table-cell>
          <table:table-cell office:value-type="string" calcext:value-type="string">
            <text:p>validP/valid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 11vs12</text:p>
          </table:table-cell>
          <table:table-cell office:value-type="string" calcext:value-type="string">
            <text:p>componentP/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5. T11sp3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6. Tsled12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. T11vs12</text:p>
          </table:table-cell>
          <table:table-cell office:value-type="string" calcext:value-type="string">
            <text:p>validP/valid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8. T11vs12</text:p>
          </table:table-cell>
          <table:table-cell office:value-type="string" calcext:value-type="string">
            <text:p>componentP/component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rst is the product level comparison (sled12 vs sled11), and there could have 2 comparison perspectives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the statistics of each components' valid bugs reported percentages (component's valid bugs /component's total bug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the statistics of each components' valid bugs number percentage(component's valid bugs /sum of each component's total bug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n we change the data range, that means we just pick bugs that reported by our teammates, and calculate the 2 group datas use the same method as abov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purpose of we made our team's bug reporting status statistics is that, through the statistic we could see our test points <text:s/>and where we differ with other QA colleagues and we also could see our workload, how about our work's effecien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cond is the team level comparison (our team's data compared with the whole data), in this scenario, we still have 2 perspective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sled12 valid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sled12 component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. sled11 valid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. sled11 componetP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21" table:default-cell-style-name="ce1"/>
        <table:table-column table:style-name="co2" table:number-columns-repeated="1023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88" calcext:value-type="percentage">
            <text:p>0.8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3" office:value-type="percentage" office:value="0.6757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248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37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526" calcext:value-type="percentage">
            <text:p>5.2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248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5714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816" calcext:value-type="percentage">
            <text:p>8.16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3" office:value-type="percentage" office:value="0.887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2386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3" office:value-type="percentage" office:value="0.6582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114" calcext:value-type="percentage">
            <text:p>11.40%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9394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2562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633" calcext:value-type="percentage">
            <text:p>16.33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3" office:value-type="percentage" office:value="0.5172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612" calcext:value-type="percentage">
            <text:p>6.12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3" office:value-type="percentage" office:value="0.715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20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3" office:value-type="percentage" office:value="0.6154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264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7879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395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3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1732" calcext:value-type="percentage">
            <text:p>17.32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3" office:value-type="percentage" office:value="0.6712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2149" calcext:value-type="percentage">
            <text:p>21.4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0.8824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28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263" calcext:value-type="percentage">
            <text:p>2.6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816" calcext:value-type="percentage">
            <text:p>8.16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5714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88" calcext:value-type="percentage">
            <text:p>0.8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3" office:value-type="percentage" office:value="0.7805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486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office:value-type="percentage" office:value="0.6458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224" calcext:value-type="percentage">
            <text:p>12.2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3" office:value-type="percentage" office:value="0.93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97" calcext:value-type="percentage">
            <text:p>1.97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02" calcext:value-type="percentage">
            <text:p>10.2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percentage" office:value="0.6429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37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06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331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percentage" office:value="0.9474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74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6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" office:value-type="percentage" office:value="0.7826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74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482" calcext:value-type="percentage">
            <text:p>4.82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3" office:value-type="percentage" office:value="0.7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156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0.8824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3" office:value-type="percentage" office:value="0.8947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140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office:value-type="percentage" office:value="0.8182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97" calcext:value-type="percentage">
            <text:p>1.97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76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6"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 table:number-rows-repeated="6"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'12 vs 11'.A2:'12 vs 11'.AMJ104857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team 12 vs 11'.A2:'team 12 vs 11'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21:58:11.115095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8T00:04:20.634097556</dc:date>
    <meta:editing-duration>PT5H19M59S</meta:editing-duration>
    <meta:editing-cycles>27</meta:editing-cycles>
    <meta:generator>LibreOffice/4.3.2.2.0$Linux_X86_64 LibreOffice_project/430m0$Build-2</meta:generator>
    <meta:document-statistic meta:table-count="8" meta:cell-count="2172" meta:object-count="0"/>
  </office:meta>
</office:document-meta>
</file>